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3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84mm"/>
    </style:style>
    <style:style style:name="co4" style:family="table-column">
      <style:table-column-properties fo:break-before="auto" style:column-width="71.1mm"/>
    </style:style>
    <style:style style:name="co5" style:family="table-column">
      <style:table-column-properties fo:break-before="auto" style:column-width="16.12mm"/>
    </style:style>
    <style:style style:name="co6" style:family="table-column">
      <style:table-column-properties fo:break-before="auto" style:column-width="94.88mm"/>
    </style:style>
    <style:style style:name="co7" style:family="table-column">
      <style:table-column-properties fo:break-before="auto" style:column-width="72.16mm"/>
    </style:style>
    <style:style style:name="co8" style:family="table-column">
      <style:table-column-properties fo:break-before="auto" style:column-width="13.79mm"/>
    </style:style>
    <style:style style:name="co9" style:family="table-column">
      <style:table-column-properties fo:break-before="auto" style:column-width="115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sert result from grepWin to the $names and $titles. Change mod name in the C5</text:p>
          </table:table-cell>
          <table:table-cell/>
          <table:table-cell table:style-name="ce2" office:value-type="string" calcext:value-type="string">
            <text:p>@PART[</text:p>
          </table:table-cell>
        </table:table-row>
        <table:table-row table:style-name="ro1">
          <table:table-cell table:formula="of:=COM.MICROSOFT.CONCAT([.$C$1];[$names.$C2];[.$C$2];[.$C$5];[.$C$3];[$titles.$C2];[.$C$4];[$titles.$C2])" office:value-type="string" office:string-value="@PART[name = dmAnomScanner]:NEEDS[DmagicOrbitalScience]            {@title = title = Anomalous Signal Sensor              } // title = Anomalous Signal Sensor" calcext:value-type="string">
            <text:p>@PART[name = dmAnomScanner]:NEEDS[DmagicOrbitalScience] <text:s text:c="11"/>{@title = title = Anomalous Signal Sensor <text:s text:c="13"/>} // title = Anomalous Signal Sensor</text:p>
          </table:table-cell>
          <table:table-cell/>
          <table:table-cell table:style-name="ce2" office:value-type="string" calcext:value-type="string">
            <text:p>]:NEEDS[</text:p>
          </table:table-cell>
        </table:table-row>
        <table:table-row table:style-name="ro1">
          <table:table-cell table:formula="of:=COM.MICROSOFT.CONCAT([.$C$1];[$names.$C3];[.$C$2];[.$C$5];[.$C$3];[$titles.$C3];[.$C$4];[$titles.$C3])" office:value-type="string" office:string-value="@PART[name = dmBathymetry]:NEEDS[DmagicOrbitalScience]            {@title = title = Submersible Oceanography and Bathymetry              } // title = Submersible Oceanography and Bathymetry" calcext:value-type="string">
            <text:p>@PART[name = dmBathymetry]:NEEDS[DmagicOrbitalScience] <text:s text:c="11"/>{@title = title = Submersible Oceanography and Bathymetry <text:s text:c="13"/>} // title = Submersible Oceanography and Bathymetry</text:p>
          </table:table-cell>
          <table:table-cell/>
          <table:table-cell table:style-name="ce2" office:value-type="string" calcext:value-type="string">
            <text:p>] <text:s text:c="11"/>{@title = </text:p>
          </table:table-cell>
        </table:table-row>
        <table:table-row table:style-name="ro1">
          <table:table-cell table:formula="of:=COM.MICROSOFT.CONCAT([.$C$1];[$names.$C4];[.$C$2];[.$C$5];[.$C$3];[$titles.$C4];[.$C$4];[$titles.$C4])" office:value-type="string" office:string-value="@PART[name = dmbioDrill]:NEEDS[DmagicOrbitalScience]            {@title = title = ExoKerbol Core Drill              } // title = ExoKerbol Core Drill" calcext:value-type="string">
            <text:p>@PART[name = dmbioDrill]:NEEDS[DmagicOrbitalScience] <text:s text:c="11"/>{@title = title = ExoKerbol Core Drill <text:s text:c="13"/>} // title = ExoKerbol Core Drill</text:p>
          </table:table-cell>
          <table:table-cell/>
          <table:table-cell table:style-name="ce2" office:value-type="string" calcext:value-type="string">
            <text:p><text:s text:c="14"/>} // </text:p>
          </table:table-cell>
        </table:table-row>
        <table:table-row table:style-name="ro1">
          <table:table-cell table:formula="of:=COM.MICROSOFT.CONCAT([.$C$1];[$names.$C5];[.$C$2];[.$C$5];[.$C$3];[$titles.$C5];[.$C$4];[$titles.$C5])" office:value-type="string" office:string-value="@PART[name = dmDAN]:NEEDS[DmagicOrbitalScience]            {@title = title = Dynamic Albedo of Neutrons              } // title = Dynamic Albedo of Neutrons" calcext:value-type="string">
            <text:p>@PART[name = dmDAN]:NEEDS[DmagicOrbitalScience] <text:s text:c="11"/>{@title = title = Dynamic Albedo of Neutrons <text:s text:c="13"/>} // title = Dynamic Albedo of Neutrons</text:p>
          </table:table-cell>
          <table:table-cell table:style-name="ce1" office:value-type="string" calcext:value-type="string">
            <text:p>MOD:</text:p>
          </table:table-cell>
          <table:table-cell office:value-type="string" calcext:value-type="string">
            <text:p>DmagicOrbitalScience</text:p>
          </table:table-cell>
        </table:table-row>
        <table:table-row table:style-name="ro1">
          <table:table-cell table:formula="of:=COM.MICROSOFT.CONCAT([.$C$1];[$names.$C6];[.$C$2];[.$C$5];[.$C$3];[$titles.$C6];[.$C$4];[$titles.$C6])" office:value-type="string" office:string-value="@PART[name = dmsurfacelaser]:NEEDS[DmagicOrbitalScience]            {@title = title = Surface Ablation Laser Light Imager              } // title = Surface Ablation Laser Light Imager" calcext:value-type="string">
            <text:p>@PART[name = dmsurfacelaser]:NEEDS[DmagicOrbitalScience] <text:s text:c="11"/>{@title = title = Surface Ablation Laser Light Imager <text:s text:c="13"/>} // title = Surface Ablation Laser Light Imager</text:p>
          </table:table-cell>
          <table:table-cell table:number-columns-repeated="2"/>
        </table:table-row>
        <table:table-row table:style-name="ro1">
          <table:table-cell table:formula="of:=COM.MICROSOFT.CONCAT([.$C$1];[$names.$C7];[.$C$2];[.$C$5];[.$C$3];[$titles.$C7];[.$C$4];[$titles.$C7])" office:value-type="string" office:string-value="@PART[name = dmRoverGoo]:NEEDS[DmagicOrbitalScience]            {@title = title = Micro Goo Containment Pod              } // title = Micro Goo Containment Pod" calcext:value-type="string">
            <text:p>@PART[name = dmRoverGoo]:NEEDS[DmagicOrbitalScience] <text:s text:c="11"/>{@title = title = Micro Goo Containment Pod <text:s text:c="13"/>} // title = Micro Goo Containment Pod</text:p>
          </table:table-cell>
          <table:table-cell table:number-columns-repeated="2"/>
        </table:table-row>
        <table:table-row table:style-name="ro1">
          <table:table-cell table:formula="of:=COM.MICROSOFT.CONCAT([.$C$1];[$names.$C8];[.$C$2];[.$C$5];[.$C$3];[$titles.$C8];[.$C$4];[$titles.$C8])" office:value-type="string" office:string-value="@PART[name = dmRoverMat]:NEEDS[DmagicOrbitalScience]            {@title = title = SC-901 Science Micro              } // title = SC-901 Science Micro" calcext:value-type="string">
            <text:p>@PART[name = dmRoverMat]:NEEDS[DmagicOrbitalScience] <text:s text:c="11"/>{@title = title = SC-901 Science Micro <text:s text:c="13"/>} // title = SC-901 Science Micro</text:p>
          </table:table-cell>
          <table:table-cell table:number-columns-repeated="2"/>
        </table:table-row>
        <table:table-row table:style-name="ro1">
          <table:table-cell table:formula="of:=COM.MICROSOFT.CONCAT([.$C$1];[$names.$C9];[.$C$2];[.$C$5];[.$C$3];[$titles.$C9];[.$C$4];[$titles.$C9])" office:value-type="string" office:string-value="@PART[name = dmSeismicPod]:NEEDS[DmagicOrbitalScience]            {@title = title = Seismic Sensor Pod              } // title = Seismic Sensor Pod" calcext:value-type="string">
            <text:p>@PART[name = dmSeismicPod]:NEEDS[DmagicOrbitalScience] <text:s text:c="11"/>{@title = title = Seismic Sensor Pod <text:s text:c="13"/>} // title = Seismic Sensor Pod</text:p>
          </table:table-cell>
          <table:table-cell table:number-columns-repeated="2"/>
        </table:table-row>
        <table:table-row table:style-name="ro1">
          <table:table-cell table:formula="of:=COM.MICROSOFT.CONCAT([.$C$1];[$names.$C10];[.$C$2];[.$C$5];[.$C$3];[$titles.$C10];[.$C$4];[$titles.$C10])" office:value-type="string" office:string-value="@PART[name = dmSeismicHammer]:NEEDS[DmagicOrbitalScience]            {@title = title = Seismic Impact Hammer              } // title = Seismic Impact Hammer" calcext:value-type="string">
            <text:p>@PART[name = dmSeismicHammer]:NEEDS[DmagicOrbitalScience] <text:s text:c="11"/>{@title = title = Seismic Impact Hammer <text:s text:c="13"/>} // title = Seismic Impact Hammer</text:p>
          </table:table-cell>
          <table:table-cell table:number-columns-repeated="2"/>
        </table:table-row>
        <table:table-row table:style-name="ro1">
          <table:table-cell table:formula="of:=COM.MICROSOFT.CONCAT([.$C$1];[$names.$C11];[.$C$2];[.$C$5];[.$C$3];[$titles.$C11];[.$C$4];[$titles.$C11])" office:value-type="string" office:string-value="@PART[name = dmXRay]:NEEDS[DmagicOrbitalScience]            {@title = title = XRD Surface Analyzer              } // title = XRD Surface Analyzer" calcext:value-type="string">
            <text:p>@PART[name = dmXRay]:NEEDS[DmagicOrbitalScience] <text:s text:c="11"/>{@title = title = XRD Surface Analyzer <text:s text:c="13"/>} // title = XRD Surface Analyzer</text:p>
          </table:table-cell>
          <table:table-cell table:number-columns-repeated="2"/>
        </table:table-row>
      </table:table>
      <table:table table:name="names" table:style-name="ta1"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office:value-type="string" calcext:value-type="string">
            <text:p>AnomScanner.cfg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ame = dmAnomScann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AnomSensor</text:p>
          </table:table-cell>
        </table:table-row>
        <table:table-row table:style-name="ro1">
          <table:table-cell office:value-type="string" calcext:value-type="string">
            <text:p>Bathymetry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Bathyme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Bathymetry</text:p>
          </table:table-cell>
        </table:table-row>
        <table:table-row table:style-name="ro1">
          <table:table-cell office:value-type="string" calcext:value-type="string">
            <text:p>BioDrill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bioDri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BioDrill</text:p>
          </table:table-cell>
        </table:table-row>
        <table:table-row table:style-name="ro1">
          <table:table-cell office:value-type="string" calcext:value-type="string">
            <text:p>DAN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D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DAN</text:p>
          </table:table-cell>
        </table:table-row>
        <table:table-row table:style-name="ro1">
          <table:table-cell office:value-type="string" calcext:value-type="string">
            <text:p>Laser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surfacelas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Laser</text:p>
          </table:table-cell>
        </table:table-row>
        <table:table-row table:style-name="ro1">
          <table:table-cell office:value-type="string" calcext:value-type="string">
            <text:p>RoverGoo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RoverGo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RoverGoo</text:p>
          </table:table-cell>
        </table:table-row>
        <table:table-row table:style-name="ro1">
          <table:table-cell office:value-type="string" calcext:value-type="string">
            <text:p>RoverMat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RoverM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RoverMat</text:p>
          </table:table-cell>
        </table:table-row>
        <table:table-row table:style-name="ro1">
          <table:table-cell office:value-type="string" calcext:value-type="string">
            <text:p>seismic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Seismic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Seismic</text:p>
          </table:table-cell>
        </table:table-row>
        <table:table-row table:style-name="ro1">
          <table:table-cell office:value-type="string" calcext:value-type="string">
            <text:p>thumper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SeismicHamm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Seismic</text:p>
          </table:table-cell>
        </table:table-row>
        <table:table-row table:style-name="ro1">
          <table:table-cell office:value-type="string" calcext:value-type="string">
            <text:p>XRay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 = dmXRa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XRay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itles" table:style-name="ta1"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office:value-type="string" calcext:value-type="string">
            <text:p>AnomScanner.cfg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title = Anomalous Signal Sens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AnomSensor</text:p>
          </table:table-cell>
        </table:table-row>
        <table:table-row table:style-name="ro1">
          <table:table-cell office:value-type="string" calcext:value-type="string">
            <text:p>Bathymetry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 = Submersible Oceanography and Bathyme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Bathymetry</text:p>
          </table:table-cell>
        </table:table-row>
        <table:table-row table:style-name="ro1">
          <table:table-cell office:value-type="string" calcext:value-type="string">
            <text:p>BioDrill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 = ExoKerbol Core Dri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BioDrill</text:p>
          </table:table-cell>
        </table:table-row>
        <table:table-row table:style-name="ro1">
          <table:table-cell office:value-type="string" calcext:value-type="string">
            <text:p>DAN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 = Dynamic Albedo of Neutr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DAN</text:p>
          </table:table-cell>
        </table:table-row>
        <table:table-row table:style-name="ro1">
          <table:table-cell office:value-type="string" calcext:value-type="string">
            <text:p>Laser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 = Surface Ablation Laser Light Imag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Laser</text:p>
          </table:table-cell>
        </table:table-row>
        <table:table-row table:style-name="ro1">
          <table:table-cell office:value-type="string" calcext:value-type="string">
            <text:p>RoverGoo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 = Micro Goo Containment 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RoverGoo</text:p>
          </table:table-cell>
        </table:table-row>
        <table:table-row table:style-name="ro1">
          <table:table-cell office:value-type="string" calcext:value-type="string">
            <text:p>RoverMat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 = SC-901 Science Mic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RoverMat</text:p>
          </table:table-cell>
        </table:table-row>
        <table:table-row table:style-name="ro1">
          <table:table-cell office:value-type="string" calcext:value-type="string">
            <text:p>seismic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 = Seismic Sensor 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Seismic</text:p>
          </table:table-cell>
        </table:table-row>
        <table:table-row table:style-name="ro1">
          <table:table-cell office:value-type="string" calcext:value-type="string">
            <text:p>thumper.cfg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title = Seismic Impact Hamm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Seismic</text:p>
          </table:table-cell>
        </table:table-row>
        <table:table-row table:style-name="ro1">
          <table:table-cell office:value-type="string" calcext:value-type="string">
            <text:p>XRay.cfg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title = XRD Surface Analy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Users\User\Games\Kerbal Space Program 1.6.1\GameData\DMagicOrbitalScience\RoverScience\XRay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20:45:17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02:20.301000000</meta:creation-date>
    <dc:date>2019-03-20T20:52:30.741000000</dc:date>
    <meta:editing-duration>PT3H38M37S</meta:editing-duration>
    <meta:editing-cycles>20</meta:editing-cycles>
    <meta:generator>LibreOffice/6.2.0.3$Windows_X86_64 LibreOffice_project/98c6a8a1c6c7b144ce3cc729e34964b47ce25d62</meta:generator>
    <meta:document-statistic meta:table-count="3" meta:cell-count="125" meta:object-count="0"/>
  </office:meta>
</office:document-meta>
</file>